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style:font-pitch="variable"/>
  </office:font-face-decls>
  <office:automatic-styles>
    <style:style style:name="P1" style:family="paragraph" style:parent-style-name="Standard">
      <style:paragraph-properties fo:text-align="center" style:justify-single-word="false"/>
      <style:text-properties officeooo:rsid="00036fc4" officeooo:paragraph-rsid="00036fc4"/>
    </style:style>
    <style:style style:name="P2" style:family="paragraph" style:parent-style-name="Standard">
      <style:paragraph-properties fo:text-align="center" style:justify-single-word="false"/>
      <style:text-properties officeooo:rsid="00036fc4" officeooo:paragraph-rsid="0006b6be"/>
    </style:style>
    <style:style style:name="P3" style:family="paragraph" style:parent-style-name="Standard">
      <style:paragraph-properties fo:text-align="start" style:justify-single-word="false"/>
      <style:text-properties officeooo:rsid="00036fc4" officeooo:paragraph-rsid="00036fc4"/>
    </style:style>
    <style:style style:name="P4" style:family="paragraph" style:parent-style-name="Standard">
      <style:paragraph-properties fo:text-align="start" style:justify-single-word="false"/>
      <style:text-properties officeooo:rsid="00036fc4" officeooo:paragraph-rsid="00061649"/>
    </style:style>
    <style:style style:name="P5" style:family="paragraph" style:parent-style-name="Standard">
      <style:paragraph-properties fo:text-align="start" style:justify-single-word="false"/>
      <style:text-properties fo:font-size="10pt" officeooo:rsid="00036fc4" officeooo:paragraph-rsid="00036fc4" style:font-size-asian="10pt" style:font-size-complex="10pt"/>
    </style:style>
    <style:style style:name="P6" style:family="paragraph" style:parent-style-name="Standard">
      <style:paragraph-properties fo:text-align="start" style:justify-single-word="false"/>
      <style:text-properties fo:font-size="10pt" officeooo:rsid="00036fc4" officeooo:paragraph-rsid="00061649" style:font-size-asian="10pt" style:font-size-complex="10pt"/>
    </style:style>
    <style:style style:name="P7"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style:font-size-asian="10pt" style:font-size-complex="10pt"/>
    </style:style>
    <style:style style:name="P8"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paragraph-rsid="00061649" style:font-size-asian="10pt" style:font-size-complex="10pt"/>
    </style:style>
    <style:style style:name="P9"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445f6" officeooo:paragraph-rsid="000445f6" style:font-size-asian="10pt" style:font-size-complex="10pt"/>
    </style:style>
    <style:style style:name="P10"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445f6" officeooo:paragraph-rsid="00052261" style:font-size-asian="10pt" style:font-size-complex="10pt"/>
    </style:style>
    <style:style style:name="P11"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445f6" officeooo:paragraph-rsid="00061649" style:font-size-asian="10pt" style:font-size-complex="10pt"/>
    </style:style>
    <style:style style:name="P12"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52261" officeooo:paragraph-rsid="00052261" style:font-size-asian="10pt" style:font-size-complex="10pt"/>
    </style:style>
    <style:style style:name="P13"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52261" officeooo:paragraph-rsid="0006b6be" style:font-size-asian="10pt" style:font-size-complex="10pt"/>
    </style:style>
    <style:style style:name="P14"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61649" officeooo:paragraph-rsid="00061649" style:font-size-asian="10pt" style:font-size-complex="10pt"/>
    </style:style>
    <style:style style:name="P15"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61649" officeooo:paragraph-rsid="0006b6be" style:font-size-asian="10pt" style:font-size-complex="10pt"/>
    </style:style>
    <style:style style:name="P16"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0pt" officeooo:rsid="00052261" officeooo:paragraph-rsid="00052261" style:font-size-asian="8.75pt" style:font-size-complex="10pt"/>
    </style:style>
    <style:style style:name="P17"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officeooo:rsid="000445f6" officeooo:paragraph-rsid="000445f6"/>
    </style:style>
    <style:style style:name="P18"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12pt" officeooo:rsid="00052261" officeooo:paragraph-rsid="00052261" style:font-size-asian="12pt" style:font-size-complex="12pt"/>
    </style:style>
    <style:style style:name="P19" style:family="paragraph" style:parent-style-name="Standard">
      <style:paragraph-properties fo:text-align="center" style:justify-single-word="false"/>
      <style:text-properties fo:font-size="6pt" officeooo:rsid="00036fc4" officeooo:paragraph-rsid="00036fc4" style:font-size-asian="5.25pt" style:font-size-complex="6pt"/>
    </style:style>
    <style:style style:name="P20"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6pt" style:font-size-asian="5.25pt" style:font-size-complex="6pt"/>
    </style:style>
    <style:style style:name="P21"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6pt" officeooo:paragraph-rsid="00061649" style:font-size-asian="5.25pt" style:font-size-complex="6pt"/>
    </style:style>
    <style:style style:name="P22"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6pt" officeooo:rsid="000445f6" officeooo:paragraph-rsid="000445f6" style:font-size-asian="5.25pt" style:font-size-complex="6pt"/>
    </style:style>
    <style:style style:name="P23" style:family="paragraph" style:parent-style-name="Standard">
      <loext:graphic-properties draw:fill-gradient-name="gradient" draw:fill-hatch-name="hatch"/>
      <style:paragraph-properties fo:text-align="start" style:justify-single-word="false">
        <style:tab-stops>
          <style:tab-stop style:position="6.8736in" style:type="right"/>
        </style:tab-stops>
      </style:paragraph-properties>
      <style:text-properties fo:font-size="6pt" officeooo:rsid="000445f6" officeooo:paragraph-rsid="00061649" style:font-size-asian="5.25pt" style:font-size-complex="6pt"/>
    </style:style>
    <style:style style:name="T1" style:family="text">
      <style:text-properties fo:font-size="10pt" style:font-size-asian="10pt" style:font-size-complex="10pt"/>
    </style:style>
    <style:style style:name="T2" style:family="text">
      <style:text-properties fo:font-size="10pt" officeooo:rsid="00061649" style:font-size-asian="10pt" style:font-size-complex="10pt"/>
    </style:style>
    <style:style style:name="T3" style:family="text">
      <style:text-properties fo:font-size="10pt" officeooo:rsid="0005fd14" style:font-size-asian="10pt" style:font-size-complex="10pt"/>
    </style:style>
    <style:style style:name="T4" style:family="text">
      <style:text-properties fo:font-size="10pt" officeooo:rsid="00052261" style:font-size-asian="10pt" style:font-size-complex="10pt"/>
    </style:style>
    <style:style style:name="T5" style:family="text">
      <style:text-properties officeooo:rsid="000445f6"/>
    </style:style>
    <style:style style:name="T6" style:family="text">
      <style:text-properties fo:font-weight="bold" style:font-weight-asian="bold" style:font-weight-complex="bold"/>
    </style:style>
    <style:style style:name="T7" style:family="text">
      <style:text-properties officeooo:rsid="00052261"/>
    </style:style>
    <style:style style:name="T8" style:family="text">
      <style:text-properties style:font-name="Liberation Serif"/>
    </style:style>
    <style:style style:name="T9" style:family="text">
      <style:text-properties style:font-name="Liberation Serif" officeooo:rsid="00052261"/>
    </style:style>
    <style:style style:name="T10" style:family="text">
      <style:text-properties fo:font-size="12pt" style:font-size-asian="10.5pt" style:font-size-complex="12pt"/>
    </style:style>
    <style:style style:name="T11" style:family="text">
      <style:text-properties fo:font-size="12pt" officeooo:rsid="000445f6" style:font-size-asian="10.5pt" style:font-size-complex="12pt"/>
    </style:style>
    <style:style style:name="T12" style:family="text">
      <style:text-properties fo:font-size="12pt" officeooo:rsid="00052261" style:font-size-asian="10.5pt" style:font-size-complex="12pt"/>
    </style:style>
    <style:style style:name="T13" style:family="text">
      <style:text-properties officeooo:rsid="00061649"/>
    </style:style>
    <style:style style:name="T14" style:family="text">
      <style:text-properties fo:font-size="6pt" style:font-size-asian="6pt" style:font-size-complex="6pt"/>
    </style:style>
    <style:style style:name="T15" style:family="text">
      <style:text-properties style:font-name="Symbola" officeooo:rsid="00085a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Randall</text:p>
      <text:p text:style-name="P2"><text:span text:style-name="T1">PhD Candidate, Clemson University </text:span><text:span text:style-name="T2">| </text:span><text:span text:style-name="T1">Advised by Dr. Rong Ge (</text:span><text:a xlink:type="simple" xlink:href="mailto:rge@clemson.edu" text:style-name="Internet_20_link" text:visited-style-name="Visited_20_Internet_20_Link"><text:span text:style-name="T1">rge@clemson.edu</text:span></text:a><text:span text:style-name="T1">)</text:span></text:p>
      <text:p text:style-name="P2"><text:a xlink:type="simple" xlink:href="mailto:tlranda@clemson.edu" text:style-name="Internet_20_link" text:visited-style-name="Visited_20_Internet_20_Link"><text:span text:style-name="T1">tlranda@clemson.edu</text:span></text:a><text:span text:style-name="T1"> </text:span><text:span text:style-name="T2">| </text:span><text:span text:style-name="T1">(864) 344-0368 </text:span><text:span text:style-name="T2">| </text:span><text:span text:style-name="T1">124 Ridgewood Circle, Greenwood, SC </text:span><text:span text:style-name="T2">| </text:span><text:a xlink:type="simple" xlink:href="https://tlranda.github.io/" text:style-name="Internet_20_link" text:visited-style-name="Visited_20_Internet_20_Link"><text:span text:style-name="T3">https://tlranda.github.io</text:span></text:a></text:p>
      <text:p text:style-name="P1"><text:span text:style-name="T1"/></text:p>
      <text:p text:style-name="P19"/>
      <text:p text:style-name="P3">ABOUT ME:</text:p>
      <text:p text:style-name="P5">I am a Graduate Research Assistant and PhD Candidate at Clemson University in the School of Computing (Go Tigers!). My research focuses on performance optimization and autotuning for High Performance Computing (HPC) workloads and applications, especially with GPUs. I am working towards my PhD dissertation at Clemson and have published research with scientists at Argonne and Oak Ridge National Laboratories. You can also regularly meet me in person at the SuperComputing conference -- for 2024 we will be in Atlanta, GA! My long-term career aspirations are to work as a Computer Scientist in the DoE National Labs and to continue serving the community at SuperComputing and other prestigious conferences in the field.</text:p>
      <text:p text:style-name="P3"/>
      <text:p text:style-name="P3">DISSERTATION SUBJECT: Transferable Performance Optimization for HPC</text:p>
      <text:p text:style-name="P5">Everyone knows performance matters, but at large scales and with novel hardware, maximizing performance can be a difficult and costly endeavor. My research broadly focuses on maximizing performance of leadership HPC systems with common accelerator hardware. These efforts include application-specific tuning to best utilize available hardware and transferable black-box performance tuning that permits efficient reuse of information.</text:p>
      <text:p text:style-name="P3"/>
      <text:p text:style-name="P4">TOP RESEARCH INTERESTS:<text:line-break/><text:span text:style-name="T1">1) High Performance Computing / Heterogeneous Computing</text:span></text:p>
      <text:p text:style-name="P6">2) Performance Autotuning AKA Parameter Search</text:p>
      <text:p text:style-name="P6">3) Computer and System Architecture</text:p>
      <text:p text:style-name="P6">4) Machine Learning Applications: Natural Language Processing and Graph Neural Networks</text:p>
      <text:p text:style-name="P4"/>
      <text:p text:style-name="P17"><text:span text:style-name="T10">RESEARCH PUBLICATIONS:</text:span></text:p>
      <text:p text:style-name="P9">[ICS’23] Thomas Randall, Jaehoon Koo, Brice Videau, Michael Kruse, Xingfu Wu, Paul Hovland, Mary</text:p>
      <text:p text:style-name="P9">Hall, Rong Ge and Prasanna Balaprakash, “Transfer-Learning-Based Autotuning Using Gaussian</text:p>
      <text:p text:style-name="P9">Copula”, In Proceedings of the 2023 International Conference on Supercomputing (ICS ’23)<text:line-break/><text:span text:style-name="T14"/></text:p>
      <text:p text:style-name="P9"><text:span text:style-name="T6">[Best Paper ICS’21]</text:span> Thomas Randall, Tyler Allen, and Rong Ge, "FULL-W2V: Fully Exploiting Data</text:p>
      <text:p text:style-name="P9">Reuse for W2V on GPU-Accelerated Systems", In Proceedings of the 2021 International Conference on</text:p>
      <text:p text:style-name="P9">Supercomputing (ICS ’21)</text:p>
      <text:p text:style-name="P9"/>
      <text:p text:style-name="P18">INVITED TALKS AND FEATURED COVERAGE:</text:p>
      <text:p text:style-name="P15">Argonne National Lab CS Seminar Series<text:tab/>Summer 2023</text:p>
      <text:p text:style-name="P15">Invited Presenter<text:tab/>Lemont, IL</text:p>
      <text:p text:style-name="P13"/>
      <text:p text:style-name="P13">I Am HPC<text:tab/>Spring 2023</text:p>
      <text:p text:style-name="P12"><text:a xlink:type="simple" xlink:href="https://sc23.supercomputing.org/2023/05/hpc-on-the-rise-thomas-randall/" text:style-name="Internet_20_link" text:visited-style-name="Visited_20_Internet_20_Link">https://sc23.supercomputing.org/2023/05/hpc-on-the-rise-thomas-randall/</text:a><text:tab/><text:span text:style-name="T13">Online</text:span></text:p>
      <text:p text:style-name="P12"/>
      <text:p text:style-name="P12">Ask A Grad<text:tab/>Fall 2022</text:p>
      <text:p text:style-name="P12">School of Computing Graduate Student Association and Upsilon Pi Epsilon<text:tab/>Clemson, SC</text:p>
      <text:p text:style-name="P12">Panelist</text:p>
      <text:p text:style-name="P10"/>
      <text:p text:style-name="P4">EDUCATION AND AWARDS:</text:p>
      <text:p text:style-name="P8">Entered PhD Program at Clemson University<text:tab/><text:span text:style-name="T5">August 2019</text:span></text:p>
      <text:p text:style-name="P21"/>
      <text:p text:style-name="P11">Bachelor of Science (Computer Science)<text:tab/>May 2019</text:p>
      <text:p text:style-name="P11">Minor in Business Administration<text:tab/>Major GPA: 3.93/4.00</text:p>
      <text:p text:style-name="P11">Clemson University<text:tab/>Clemson, SC</text:p>
      <text:p text:style-name="P23"/>
      <text:p text:style-name="P11">ANL GIVENS Scholar<text:tab/>Summer 2020, Summer 2021, Summer 2023</text:p>
      <text:p text:style-name="P11">ICS’21 Best Paper<text:tab/>Summer 2021</text:p>
      <text:p text:style-name="P11">Clemson School of Computing Outstanding Undergraduate Researcher<text:tab/>Summer 2019</text:p>
      <text:p text:style-name="P11">Dupont Best Undergraduate Project<text:tab/>Summer 2019</text:p>
      <text:p text:style-name="P11">Clemson University Graduate Fellow<text:tab/>Fall 2019 – Spring 2022 (Full Term)</text:p>
      <text:p text:style-name="P11"><text:soft-page-break/></text:p>
      <text:p text:style-name="P11"><text:span text:style-name="T12">LEADERSHIP</text:span><text:span text:style-name="T10"> AND TEACHING EXPERIENCE:</text:span></text:p>
      <text:p text:style-name="P16">Lead Student Volunteer, Guided Interest Group Leader, HPC Immersion Mentor<text:tab/>Fall 2023</text:p>
      <text:p text:style-name="P16">SuperComputing’23<text:tab/>Denver, CO</text:p>
      <text:p text:style-name="P16">* Jointly organized conference Panels and Birds of a Feather with conference’s committee members</text:p>
      <text:p text:style-name="P16">* Oversaw 100+ volunteers facilitating conference events</text:p>
      <text:p text:style-name="P16">* Organized and engaged new students at the conference through cohort events and discussions</text:p>
      <text:p text:style-name="P16"/>
      <text:p text:style-name="P16">Student Volunteer, Virtual Student Volunteer (2020)<text:tab/>Fall 2020, Fall 2021, Fall 2022</text:p>
      <text:p text:style-name="P16">SuperComputing’20, SuperComputing’21, SuperComputing’22<text:tab/>Online; St. Louis, MO; Dallas, TX</text:p>
      <text:p text:style-name="P16">* Moderated discussions at panels and presentations</text:p>
      <text:p text:style-name="P16">* Facilitated conference events and presentations</text:p>
      <text:p text:style-name="P16"/>
      <text:p text:style-name="P10">Graduate Teaching Assistant<text:tab/>Fall 2019 – Spring 2023</text:p>
      <text:p text:style-name="P9">Clemson University, School of Computing<text:tab/><text:span text:style-name="T7">Clemson, SC</text:span></text:p>
      <text:p text:style-name="P9">* Graded 30-100+ students each semester</text:p>
      <text:p text:style-name="P9">* Prepared novel assignments, projects and homework for courses</text:p>
      <text:p text:style-name="P9">* Aided students in office hours with course materials and concepts</text:p>
      <text:p text:style-name="P9">* Spring 2023: Developed new course for Clemson University with Assistant Professor Dr. Mert Pes<text:span text:style-name="T9">é</text:span></text:p>
      <text:p text:style-name="P9"><text:span text:style-name="T9"/></text:p>
      <text:p text:style-name="P12"><text:span text:style-name="T8">Laboratory Teaching Assistant<text:tab/>Spring 2017 – Spring 2019</text:span></text:p>
      <text:p text:style-name="P12">Clemson University, School of Computing<text:tab/>Clemson, SC</text:p>
      <text:p text:style-name="P12">* Prepared and introduced laboratory assignments and course projects for students</text:p>
      <text:p text:style-name="P12">* Aided students with laboratory content and course concepts, including office hours</text:p>
      <text:p text:style-name="P12">* Graded laboratory assignments for up to 30 stud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gradient-name="gradient" draw:fill-hatch-name="hatch"/>
      <style:paragraph-properties fo:margin-left="0in" fo:margin-right="0in" fo:text-align="start" style:justify-single-word="false" fo:text-indent="0in" style:auto-text-indent="false" style:page-number="auto" fo:background-color="transparent">
        <style:tab-stops>
          <style:tab-stop style:position="0in" style:type="right"/>
        </style:tab-stops>
      </style:paragraph-properties>
      <style:text-properties officeooo:rsid="00036fc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0:32:04.426864914</meta:creation-date>
    <dc:date>2023-11-28T11:17:23.942531281</dc:date>
    <meta:editing-duration>PT13M6S</meta:editing-duration>
    <meta:editing-cycles>4</meta:editing-cycles>
    <meta:generator>LibreOffice/7.4.7.2$Linux_X86_64 LibreOffice_project/40$Build-2</meta:generator>
    <meta:document-statistic meta:table-count="0" meta:image-count="0" meta:object-count="0" meta:page-count="2" meta:paragraph-count="57" meta:word-count="603" meta:character-count="4337" meta:non-whitespace-character-count="3787"/>
  </office:meta>
</office:document-meta>
</file>